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font-size-asian="13pt" style:font-size-complex="13pt"/>
    </style:style>
    <style:style style:name="P2" style:family="paragraph" style:parent-style-name="Standard">
      <style:text-properties style:font-name="arial" fo:font-size="13pt" officeooo:paragraph-rsid="00076ea3" style:font-size-asian="13pt" style:font-size-complex="13pt"/>
    </style:style>
    <style:style style:name="P3" style:family="paragraph" style:parent-style-name="Standard">
      <style:text-properties style:font-name="arial" fo:font-size="13pt" officeooo:rsid="00076ea3" officeooo:paragraph-rsid="00076ea3" style:font-size-asian="13pt" style:font-size-complex="13pt"/>
    </style:style>
    <style:style style:name="P4" style:family="paragraph" style:parent-style-name="Standard">
      <style:text-properties style:font-name="arial" fo:font-size="13pt" officeooo:rsid="00076ea3" officeooo:paragraph-rsid="0008919b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officeooo:rsid="00076ea3" officeooo:paragraph-rsid="00099f8d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76ea3" officeooo:paragraph-rsid="00099f8d" style:font-size-asian="13pt" style:font-size-complex="13pt"/>
    </style:style>
    <style:style style:name="P7" style:family="paragraph" style:parent-style-name="Standard">
      <style:text-properties style:font-name="arial" fo:font-size="13pt" officeooo:rsid="00076ea3" officeooo:paragraph-rsid="00099f8d" style:font-size-asian="13pt" style:font-size-complex="13pt"/>
    </style:style>
    <style:style style:name="P8" style:family="paragraph" style:parent-style-name="Standard">
      <style:text-properties style:font-name="arial" fo:font-size="13pt" officeooo:paragraph-rsid="0008919b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3pt" officeooo:paragraph-rsid="00099f8d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3pt" officeooo:paragraph-rsid="000ab5a0" style:font-size-asian="13pt" style:font-size-complex="13pt"/>
    </style:style>
    <style:style style:name="P11" style:family="paragraph" style:parent-style-name="Standard">
      <style:text-properties style:font-name="arial" fo:font-size="13pt" officeooo:paragraph-rsid="00099f8d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officeooo:paragraph-rsid="00099f8d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3pt" officeooo:paragraph-rsid="000ab5a0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3pt" officeooo:rsid="000b0991" officeooo:paragraph-rsid="000b0991" style:font-size-asian="13pt" style:font-size-complex="13pt"/>
    </style:style>
    <style:style style:name="P15" style:family="paragraph" style:parent-style-name="Standard">
      <style:text-properties style:font-name="arial" fo:font-size="13pt" fo:font-weight="bold" officeooo:paragraph-rsid="00076ea3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3pt" fo:font-weight="bold" officeooo:paragraph-rsid="00076ea3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3pt" fo:font-weight="bold" officeooo:paragraph-rsid="0008919b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3pt" fo:font-weight="bold" officeooo:rsid="00076ea3" officeooo:paragraph-rsid="00099f8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3pt" fo:font-weight="bold" officeooo:rsid="00076ea3" officeooo:paragraph-rsid="000ab5a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3pt" fo:font-weight="bold" officeooo:rsid="0025d331" officeooo:paragraph-rsid="00076ea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3pt" fo:font-weight="bold" officeooo:rsid="0025d331" officeooo:paragraph-rsid="000ab5a0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3pt" fo:font-weight="bold" officeooo:paragraph-rsid="000ab5a0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arial" fo:font-size="13pt" fo:font-weight="normal" officeooo:rsid="0025d331" officeooo:paragraph-rsid="00076ea3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3pt" fo:font-weight="normal" officeooo:paragraph-rsid="000ab5a0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3pt" fo:font-weight="normal" officeooo:rsid="002543ab" officeooo:paragraph-rsid="000ab5a0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3pt" fo:font-weight="normal" officeooo:rsid="00076ea3" officeooo:paragraph-rsid="000ab5a0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3pt" fo:font-weight="normal" officeooo:rsid="00076ea3" officeooo:paragraph-rsid="000b0991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13pt" fo:font-weight="normal" officeooo:rsid="00076ea3" officeooo:paragraph-rsid="000ab5a0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3pt" officeooo:rsid="000b0991" officeooo:paragraph-rsid="000ab5a0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7113" style:font-weight-asian="bold" style:font-weight-complex="bold"/>
    </style:style>
    <style:style style:name="T3" style:family="text">
      <style:text-properties fo:font-weight="bold" officeooo:rsid="001e26c2" style:font-weight-asian="bold" style:font-weight-complex="bold"/>
    </style:style>
    <style:style style:name="T4" style:family="text">
      <style:text-properties fo:font-weight="bold" officeooo:rsid="00076ea3" style:font-weight-asian="bold" style:font-weight-complex="bold"/>
    </style:style>
    <style:style style:name="T5" style:family="text">
      <style:text-properties officeooo:rsid="00076ea3"/>
    </style:style>
    <style:style style:name="T6" style:family="text">
      <style:text-properties fo:font-style="italic" officeooo:rsid="00076ea3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543ab" style:font-weight-asian="normal" style:font-weight-complex="normal"/>
    </style:style>
    <style:style style:name="T9" style:family="text">
      <style:text-properties fo:font-weight="normal" officeooo:rsid="00237113" style:font-weight-asian="normal" style:font-weight-complex="normal"/>
    </style:style>
    <style:style style:name="T10" style:family="text">
      <style:text-properties fo:font-weight="normal" officeooo:rsid="00217c38" style:font-weight-asian="normal" style:font-weight-complex="normal"/>
    </style:style>
    <style:style style:name="T11" style:family="text">
      <style:text-properties fo:font-weight="normal" officeooo:rsid="0025d331" style:font-weight-asian="normal" style:font-weight-complex="normal"/>
    </style:style>
    <style:style style:name="T12" style:family="text">
      <style:text-properties fo:font-weight="normal" officeooo:rsid="00076ea3" style:font-weight-asian="normal" style:font-weight-complex="normal"/>
    </style:style>
    <style:style style:name="T13" style:family="text">
      <style:text-properties fo:font-weight="normal" officeooo:rsid="002274a0" style:font-weight-asian="normal" style:font-weight-complex="normal"/>
    </style:style>
    <style:style style:name="T14" style:family="text">
      <style:text-properties officeooo:rsid="0025d331"/>
    </style:style>
    <style:style style:name="T15" style:family="text">
      <style:text-properties officeooo:rsid="0008919b"/>
    </style:style>
    <style:style style:name="T16" style:family="text">
      <style:text-properties style:font-name="arial" officeooo:rsid="002543ab"/>
    </style:style>
    <style:style style:name="T17" style:family="text">
      <style:text-properties style:font-name="arial" fo:font-weight="normal" style:font-weight-asian="normal" style:font-weight-complex="normal"/>
    </style:style>
    <style:style style:name="T18" style:family="text">
      <style:text-properties style:font-name="arial" fo:font-weight="normal" officeooo:rsid="002543ab" style:font-weight-asian="normal" style:font-weight-complex="normal"/>
    </style:style>
    <style:style style:name="T19" style:family="text">
      <style:text-properties style:font-name="arial" fo:font-weight="normal" officeooo:rsid="00076ea3" style:font-weight-asian="normal" style:font-weight-complex="normal"/>
    </style:style>
    <style:style style:name="T20" style:family="text">
      <style:text-properties style:font-name="arial" fo:font-weight="normal" officeooo:rsid="000ab5a0" style:font-weight-asian="normal" style:font-weight-complex="normal"/>
    </style:style>
    <style:style style:name="T21" style:family="text">
      <style:text-properties style:font-name="arial" fo:font-weight="bold" style:font-weight-asian="bold" style:font-weight-complex="bold"/>
    </style:style>
    <style:style style:name="T22" style:family="text">
      <style:text-properties style:font-name="arial" fo:font-weight="bold" officeooo:rsid="001e26c2" style:font-weight-asian="bold" style:font-weight-complex="bold"/>
    </style:style>
    <style:style style:name="T23" style:family="text">
      <style:text-properties style:font-name="arial" fo:font-weight="bold" officeooo:rsid="000ab5a0" style:font-weight-asian="bold" style:font-weight-complex="bold"/>
    </style:style>
    <style:style style:name="T24" style:family="text">
      <style:text-properties officeooo:rsid="000d52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text:span text:style-name="T5">N</text:span>apisati potprogram koji generiše bit-masku (z1):</text:p>
      <text:p text:style-name="P15"/>
      <text:p text:style-name="P16">unsigned int maska(unsigned int n, unsigned int v);</text:p>
      <text:p text:style-name="P1"/>
      <text:p text:style-name="P2">gde je n redni broj bita kojeg treba postaviti na vrednost parametra v (svi ostali biti se postavljaju na suprotnu vrednost). Parametar v može biti 0 ili 1. Ukoliko je neki od parametara neispravan, vratiti 0 kao rezultat. </text:p>
      <text:p text:style-name="P2"/>
      <text:p text:style-name="P2">Primer za n=3, v=<text:span text:style-name="T24">0</text:span>:</text:p>
      <text:p text:style-name="P1"><text:tab/><text:tab/><text:tab/>11111111111111111111111111110111</text:p>
      <text:p text:style-name="P1"/>
      <text:p text:style-name="P1"><text:tab/><text:tab/><text:tab/></text:p>
      <text:p text:style-name="P11">2. Dvostruka preciznost za prethodni zadatak <text:span text:style-name="T5">(</text:span><text:span text:style-name="T6">z2</text:span><text:span text:style-name="T5">).</text:span></text:p>
      <text:p text:style-name="P11"/>
      <text:p text:style-name="P11"/>
      <text:p text:style-name="P11"/>
      <text:p text:style-name="P12"><text:span text:style-name="T5">3. N</text:span><text:bookmark-start text:name="__DdeLink__11987_419073888"/><text:span text:style-name="T12">apisati potprogram koji će postaviti paritet za 15-bitnu vrednost (najviši bit je rezervisan za bit pariteta) </text:span><text:span text:style-name="T8">(z3):</text:span></text:p>
      <text:p text:style-name="P9"><text:span text:style-name="T12"><text:line-break/> </text:span><text:span text:style-name="T4">i</text:span><text:span text:style-name="T2">nt</text:span><text:span text:style-name="T4"> SetParity(</text:span><text:span text:style-name="T3">unsigned short int</text:span><text:span text:style-name="T4">* vrednost);</text:span></text:p>
      <text:p text:style-name="P18"/>
      <text:p text:style-name="P6"><text:span text:style-name="T9">Povratna vrednost je vrednost postavljenog bita pariteta (0 ili 1)</text:span><text:bookmark-end text:name="__DdeLink__11987_419073888"/><text:bookmark text:name="__DdeLink__11979_419073888"/><text:span text:style-name="T9">.</text:span></text:p>
      <text:p text:style-name="P3"/>
      <text:p text:style-name="P7"><text:span text:style-name="T15">4</text:span>. Napisati potprogram koji će odrediti horizontalni paritet za niz 15-bitnih brojeva (najviši bit je rezervisan za bit pariteta). Deklaracija funkcije izgleda <text:span text:style-name="T14">(v06-paritya.c)</text:span>:</text:p>
      <text:p text:style-name="P5"><text:line-break/> <text:span text:style-name="T1">int SetParityArray(unsigned short int* niz, int n);</text:span></text:p>
      <text:p text:style-name="P7"><text:line-break/>Ovaj potprogram treba da koristi prethodno napisani za postavljanje pariteta za jedan element niza. Povratna vrednost potprograma predstavlja broj elemenata sa jedinicom na mestu bita pariteta.</text:p>
      <text:p text:style-name="P3"/>
      <text:p text:style-name="P8"/>
      <text:p text:style-name="P8"><text:span text:style-name="T15">5</text:span>. Napraviti potprogram za množenje pomoću pomeranja i sabiranja za dvostruku preciznost (v06-mnozi.c):</text:p>
      <text:p text:style-name="P8"/>
      <text:p text:style-name="P17">int mnozi_bin(unsigned long long a, unsigned long long b, unsigned long long *r);</text:p>
      <text:p text:style-name="P8"/>
      <text:p text:style-name="P4">povratna vrednost je -1 ukoliko je došlo do prekoračenja.</text:p>
      <text:p text:style-name="P3"/>
      <text:p text:style-name="P3"><text:span text:style-name="T15">6</text:span>. Realizovati d<text:span text:style-name="T10">eljenje</text:span><text:span text:style-name="T7"> pomoću </text:span><text:span text:style-name="T10">oduzimanja</text:span><text:span text:style-name="T7"> i pomeranja - odraditi algoritam za dvostruko precizne ulazne brojeve </text:span><text:span text:style-name="T11">(v06-deli.c)</text:span></text:p>
      <text:p text:style-name="P23"/>
      <text:p text:style-name="P20">deli_bin(unsigned long long a, unsigned long long b,</text:p>
      <text:p text:style-name="P21"><text:s text:c="14"/>unsigned long long *r);</text:p>
      <text:p text:style-name="P29"><text:span text:style-name="T19"/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20:46:10.115747067</meta:creation-date>
    <dc:date>2020-04-24T17:04:00.498957472</dc:date>
    <meta:editing-duration>PT2H26M2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17" meta:character-count="1542" meta:non-whitespace-character-count="1317"/>
  </office:meta>
</office:document-meta>
</file>